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1.00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er</text:p>
          </table:table-cell>
          <table:table-cell office:value-type="string" table:style-name="ce3">
            <text:p>interrupt reactor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intrin</text:p>
          </table:table-cell>
          <table:table-cell office:value-type="string" table:style-name="ce3">
            <text:p>call custom intrinsic routine</text:p>
          </table:table-cell>
          <table:table-cell table:style-name="ce3"/>
          <table:table-cell office:value-type="string" table:style-name="ce3">
            <text:p>cintrin $2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record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record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e stack record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one stack record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two records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two times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wap</text:p>
          </table:table-cell>
          <table:table-cell office:value-type="string" table:style-name="ce3">
            <text:p>swap the stack top slot with the lower slot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c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- compar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- compar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- compare as 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- compar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- compare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- compare <text:s/>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- compare <text:s/>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- compare <text:s/>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- compare <text:s/>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- compare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- compare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- compare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- compare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<text:s/>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ri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3T16:24:45Z</dc:date>
    <meta:editing-duration>PT0S</meta:editing-duration>
  </office:meta>
</office:document-meta>
</file>